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line-height="115%"/>
      <style:text-properties style:font-name="Arial" fo:font-size="14pt" style:text-underline-style="solid" style:text-underline-width="auto" style:text-underline-color="font-color" fo:font-weight="normal" officeooo:rsid="001212ca" officeooo:paragraph-rsid="001212ca" style:font-size-asian="14pt" style:font-weight-asian="normal" style:font-size-complex="14pt" style:font-weight-complex="normal"/>
    </style:style>
    <style:style style:name="P2" style:family="paragraph" style:parent-style-name="Standard">
      <style:paragraph-properties fo:line-height="115%"/>
      <style:text-properties style:font-name="Arial" fo:font-size="14pt" fo:font-weight="normal" officeooo:rsid="0010ccf2" officeooo:paragraph-rsid="0010ccf2" style:font-size-asian="14pt" style:font-weight-asian="normal" style:font-size-complex="14pt" style:font-weight-complex="normal"/>
    </style:style>
    <style:style style:name="P3" style:family="paragraph" style:parent-style-name="Standard">
      <style:paragraph-properties fo:line-height="115%"/>
      <style:text-properties style:font-name="Arial" fo:font-size="14pt" fo:font-weight="normal" officeooo:rsid="001212ca" officeooo:paragraph-rsid="001212ca" style:font-size-asian="14pt" style:font-weight-asian="normal" style:font-size-complex="14pt" style:font-weight-complex="normal"/>
    </style:style>
    <style:style style:name="P4" style:family="paragraph" style:parent-style-name="Standard">
      <style:paragraph-properties fo:line-height="115%"/>
      <style:text-properties style:font-name="Arial" fo:font-size="20pt" fo:font-weight="bold" officeooo:rsid="0010ccf2" officeooo:paragraph-rsid="0010ccf2" style:font-size-asian="20pt" style:font-weight-asian="bold" style:font-size-complex="20pt" style:font-weight-complex="bold"/>
    </style:style>
    <style:style style:name="P5" style:family="paragraph" style:parent-style-name="Standard">
      <style:paragraph-properties fo:line-height="115%"/>
      <style:text-properties style:font-name="Arial" fo:font-size="20pt" fo:font-weight="normal" officeooo:rsid="0010ccf2" officeooo:paragraph-rsid="0010ccf2" style:font-size-asian="20pt" style:font-weight-asian="normal" style:font-size-complex="20pt" style:font-weight-complex="normal"/>
    </style:style>
    <style:style style:name="P6" style:family="paragraph" style:parent-style-name="Standard">
      <style:paragraph-properties fo:line-height="115%"/>
      <style:text-properties fo:color="#729fcf" loext:opacity="100%" style:font-name="Arial" fo:font-size="14pt" style:text-underline-style="solid" style:text-underline-width="auto" style:text-underline-color="font-color" fo:font-weight="normal" officeooo:rsid="001212ca" officeooo:paragraph-rsid="001212ca" fo:background-color="transparent" style:font-size-asian="14pt" style:font-weight-asian="normal" style:font-size-complex="14pt" style:font-weight-complex="normal"/>
    </style:style>
    <style:style style:name="P7" style:family="paragraph" style:parent-style-name="Text_20_body">
      <style:paragraph-properties fo:margin-left="0cm" fo:margin-right="0cm" fo:line-height="115%" fo:text-indent="0cm" style:auto-text-indent="false"/>
      <style:text-properties style:font-name="Arial" fo:font-size="14pt" style:font-size-asian="14pt" style:font-size-complex="14pt"/>
    </style:style>
    <style:style style:name="T1" style:family="text">
      <style:text-properties fo:color="#5983b0" loext:opacity="100%"/>
    </style:style>
    <style:style style:name="T2" style:family="text">
      <style:text-properties fo:color="#000000" loext:opacity="100%"/>
    </style:style>
    <style:style style:name="T3" style:family="text">
      <style:text-properties officeooo:rsid="00132c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nuel :</text:p>
      <text:p text:style-name="P5"/>
      <text:h text:style-name="P1" text:outline-level="3">Options de la ligne de commande</text:h>
      <text:p text:style-name="P7">Le programme peut être piloté par plusieurs arguments qui modifient son comportement. Ces options peuvent apparaître dans n'importe quel ordre. Si une option apparaît plusieurs fois, c'est la dernière valeur donnée qui est prise en compte.</text:p>
      <text:p text:style-name="P2">-c &lt;taille&gt; : définit la capacité maximale du cache, si la taille est 0, le cache est désactivé. Par défaut, la taille est fixée à 10.</text:p>
      <text:p text:style-name="P2"/>
      <text:p text:style-name="P2">-p &lt;Politique&gt; : Définit la règle de remplacement des données dans le cache lorsque celui-ci est plein. Les Valeurs possibles sont :</text:p>
      <text:p text:style-name="P2">→ FIFO (first in first out) : supprime l’adresse la plus<text:span text:style-name="T2"> ancienne.</text:span></text:p>
      <text:p text:style-name="P2">→ LRU (Least Recently Used) : supprime la donnée la moins récement utilisée.</text:p>
      <text:p text:style-name="P2">→ LFU (Least Frequently Used) : supprime la donnée la moins fréquemment utilisée.</text:p>
      <text:p text:style-name="P2">La politique par défaut est FIFO.</text:p>
      <text:p text:style-name="P2"/>
      <text:p text:style-name="P2">-s : active l’affichage des statistiques (nombre de défauts de cache, demandes de route, taux de défaut) à la fin de l’exécution. C’est l’option activée par défaut.</text:p>
      <text:p text:style-name="P2"/>
      <text:p text:style-name="P2">-S : Désactive l’affichage des statistiques</text:p>
      <text:p text:style-name="P2"/>
      <text:p text:style-name="P2">-t &lt;fichier&gt; : spécifie le fichier contenant la table de routage. Par défaut, le programme cherche le fichier table.txt.</text:p>
      <text:p text:style-name="P2"/>
      <text:p text:style-name="P2">-q &lt;fichier&gt; : spécifie le fichier contenant les paquets (adresses IP) à router. Par défaut, utilise paquets.txt</text:p>
      <text:p text:style-name="P2"/>
      <text:p text:style-name="P2">-r &lt;fichier&gt; : Spécifie le fichier où seront écrits les résultats du routage. Par défaut, utilise résultats.txt.</text:p>
      <text:p text:style-name="P2"/>
      <text:p text:style-name="P2"/>
      <text:p text:style-name="P2"/>
      <text:p text:style-name="P2"/>
      <text:p text:style-name="P6"><text:soft-page-break/>Exemples :</text:p>
      <text:p text:style-name="P3"/>
      <text:p text:style-name="P3">./routage_simple -c 50 -p LRU -S : le programme s’exécutera avec un cache de 50 places, utilisera la politique LRU pour gérer le cache, et n’affichera aucune statistique à la fin</text:p>
      <text:p text:style-name="P3"/>
      <text:p text:style-name="P3">En plus des options de lancement, le programme réagit à des commandes placés directement dans le fichier des paquets (-q) :</text:p>
      <text:p text:style-name="P3">- <text:span text:style-name="T3">t</text:span>able : affiche la table de routage dans le terminal</text:p>
      <text:p text:style-name="P3">- cache : affiche le contenu actuel du cache</text:p>
      <text:p text:style-name="P3">- stat : affiche les stats actuelles</text:p>
      <text:p text:style-name="P3">- fin : arrête immédiatement le traitement (sans fini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7:15:07.470222807</meta:creation-date>
    <dc:date>2026-01-12T17:40:53.803813773</dc:date>
    <meta:editing-duration>PT10M22S</meta:editing-duration>
    <meta:editing-cycles>3</meta:editing-cycles>
    <meta:generator>LibreOffice/24.2.7.2$Linux_X86_64 LibreOffice_project/420$Build-2</meta:generator>
    <meta:document-statistic meta:table-count="0" meta:image-count="0" meta:object-count="0" meta:page-count="2" meta:paragraph-count="21" meta:word-count="312" meta:character-count="1851" meta:non-whitespace-character-count="1560"/>
  </office:meta>
</office:document-meta>
</file>